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</office:automatic-styles>
  <office:body>
    <office:text text:use-soft-page-breaks="true">
      <text:p text:style-name="P1">Projeto Integrador Desenvolvedor Mobile – App Finansim</text:p>
      <text:p text:style-name="P2">Márcio Teodoro</text:p>
      <text:p text:style-name="P3"/>
      <text:p text:style-name="P4">Objetivo da aplicação</text:p>
      <text:p text:style-name="Standard">Facilitar o controle de gastos e resultados de uma empresa, que irá cadastrar seus setores,<text:s/>registrar seus números e ver relatórios sobre o estado financeiro atual da empresa.</text:p>
      <text:p text:style-name="Standard"/>
      <text:p text:style-name="P5">Requisitos</text:p>
      <text:list text:style-name="LFO1" text:continue-numbering="true">
        <text:list-item>
          <text:p text:style-name="P6">Permitir o cadastro e a remoção de setores da empresa através de uma lista preexistente.</text:p>
        </text:list-item>
        <text:list-item>
          <text:p text:style-name="P7">Permitir o cadastro, edição e remoção de dados do setor predefinidos,<text:s/>como número de vendas, colaboradores etc.</text:p>
        </text:list-item>
        <text:list-item>
          <text:p text:style-name="P8">Exibir relatórios, no formato de listas, dos dados dos setores, com os valores divididos por mês, e com as contagens finais também sendo exibidas.</text:p>
        </text:list-item>
        <text:list-item>
          <text:p text:style-name="P9">Divisão dos relatórios em três categorias principais, cada uma em sua tela: Vendas, Compras e Pagamentos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CIO RODRIGUES TEODORO</dc:creator>
    <meta:creation-date>2024-09-03T00:02:00Z</meta:creation-date>
    <dc:date>2024-09-13T14:59:00Z</dc:date>
    <meta:template xlink:href="Normal" xlink:type="simple"/>
    <meta:editing-cycles>5</meta:editing-cycles>
    <meta:editing-duration>PT6780S</meta:editing-duration>
    <meta:document-statistic meta:page-count="1" meta:paragraph-count="1" meta:word-count="114" meta:character-count="734" meta:row-count="5" meta:non-whitespace-character-count="621"/>
  </office:meta>
</office:document-meta>
</file>